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7" style:family="table-cell" style:parent-style-name="Default">
      <style:table-cell-properties fo:background-color="#4169e1"/>
      <style:text-properties fo:color="#fffaf0"/>
    </style:style>
    <style:style style:name="ce5" style:family="table-cell" style:parent-style-name="Default">
      <style:table-cell-properties fo:background-color="#ffffff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4169e1"/>
      <style:text-properties fo:color="#fffaf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f3e5f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ff" fo:border="none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4169e1" style:text-align-source="fix" style:repeat-content="false"/>
      <style:paragraph-properties fo:text-align="center" fo:margin-left="0cm"/>
      <style:text-properties fo:color="#fffaf0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5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7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None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4169e1" style:text-align-source="fix" style:repeat-content="false"/>
      <style:paragraph-properties fo:text-align="end" fo:margin-left="0cm"/>
      <style:text-properties fo:color="#fffaf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07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4169e1"/>
      <style:text-properties fo:color="#fffaf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3e5f5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ackground-color="#f3e5f5" fo:border-left="none" fo:border-right="none" fo:border-top="0.06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3e5f5"/>
    </style:style>
    <style:style style:name="ce99" style:family="table-cell" style:parent-style-name="Default">
      <style:table-cell-properties fo:background-color="#4169e1"/>
      <style:text-properties fo:color="#fffaf0"/>
    </style:style>
    <style:style style:name="gr1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0"/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pts comparison as of 2022-08" table:style-name="ta1" table:print-ranges="'Prompts comparison as of 2022-08'.A2:'Prompts comparison as of 2022-08'.J146">
        <office:forms form:automatic-focus="false" form:apply-design-mode="false"/>
        <table:table-column table:style-name="co3" table:default-cell-style-name="ce11"/>
        <table:table-column table:style-name="co4" table:default-cell-style-name="ce2"/>
        <table:table-column table:style-name="co7" table:number-columns-repeated="7" table:default-cell-style-name="ce20"/>
        <table:table-column table:style-name="co8" table:default-cell-style-name="ce34"/>
        <table:table-column table:style-name="co5" table:number-columns-repeated="1014" table:default-cell-style-name="Default"/>
        <table:table-row table:style-name="ro1">
          <table:table-cell table:style-name="ce5"/>
          <table:table-cell table:style-name="ce52" office:value-type="string" calcext:value-type="string">
            <text:p>Numbers figure quality level:</text:p>
          </table:table-cell>
          <table:table-cell table:style-name="ce57" office:value-type="string" calcext:value-type="string">
            <text:p><text:s/>0 = No support, 1 = Basics, 2 = Good feature set but poor ergonomics, 3 = Good features and ergonomics </text:p>
          </table:table-cell>
          <table:table-cell table:style-name="ce75" table:number-columns-repeated="6"/>
          <table:table-cell table:style-name="ce77"/>
          <table:table-cell table:style-name="ce83" table:number-columns-repeated="101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9" office:value-type="string" calcext:value-type="string">
            <text:p>Liquidprompt</text:p>
          </table:table-cell>
          <table:table-cell table:style-name="ce19" office:value-type="string" calcext:value-type="string">
            <text:p>Starship</text:p>
          </table:table-cell>
          <table:table-cell table:style-name="ce19" office:value-type="string" calcext:value-type="string">
            <text:p>Spaceship</text:p>
          </table:table-cell>
          <table:table-cell table:style-name="ce19" office:value-type="string" calcext:value-type="string">
            <text:p>Oh-My-Posh</text:p>
          </table:table-cell>
          <table:table-cell table:style-name="ce19" office:value-type="string" calcext:value-type="string">
            <text:p>Powerlevel10k</text:p>
          </table:table-cell>
          <table:table-cell table:style-name="ce19" office:value-type="string" calcext:value-type="string">
            <text:p>Powerline</text:p>
          </table:table-cell>
          <table:table-cell table:style-name="ce19" office:value-type="string" calcext:value-type="string">
            <text:p>Pure</text:p>
          </table:table-cell>
          <table:table-cell table:style-name="ce33" office:value-type="string" calcext:value-type="string">
            <text:p>Popularity</text:p>
          </table:table-cell>
          <table:table-cell table:style-name="ce7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Implementation</text:p>
          </table:table-cell>
          <table:table-cell table:style-name="ce53" office:value-type="string" calcext:value-type="string">
            <text:p>Language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Rust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Go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Python</text:p>
          </table:table-cell>
          <table:table-cell table:style-name="ce60" office:value-type="string" calcext:value-type="string">
            <text:p>Zsh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License</text:p>
          </table:table-cell>
          <table:table-cell table:style-name="ce60" office:value-type="string" calcext:value-type="string">
            <text:p>AGPLv3</text:p>
          </table:table-cell>
          <table:table-cell table:style-name="ce60" office:value-type="string" calcext:value-type="string">
            <text:p>ISC</text:p>
          </table:table-cell>
          <table:table-cell table:number-columns-repeated="5" table:style-name="ce60" office:value-type="string" calcext:value-type="string">
            <text:p>MIT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Github stars (k)</text:p>
          </table:table-cell>
          <table:table-cell table:style-name="ce21" office:value-type="float" office:value="4.2" calcext:value-type="float">
            <text:p>4,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7.2" calcext:value-type="float">
            <text:p>17,2</text:p>
          </table:table-cell>
          <table:table-cell table:style-name="ce21" office:value-type="float" office:value="7.4" calcext:value-type="float">
            <text:p>7,4</text:p>
          </table:table-cell>
          <table:table-cell table:style-name="ce21" office:value-type="float" office:value="30.4" calcext:value-type="float">
            <text:p>30,4</text:p>
          </table:table-cell>
          <table:table-cell table:style-name="ce21" office:value-type="float" office:value="13.4" calcext:value-type="float">
            <text:p>13,4</text:p>
          </table:table-cell>
          <table:table-cell table:style-name="ce21" office:value-type="float" office:value="11.5" calcext:value-type="float">
            <text:p>11,5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Themes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formula="of:=SUM([.C6:.I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ells</text:p>
          </table:table-cell>
          <table:table-cell table:style-name="ce14" office:value-type="string" calcext:value-type="string">
            <text:p>Support</text:p>
          </table:table-cell>
          <table:table-cell table:style-name="ce59" table:formula="of:=SUM([.C8:.C12])" office:value-type="float" office:value="4" calcext:value-type="float">
            <text:p>4</text:p>
          </table:table-cell>
          <table:table-cell table:style-name="ce59" table:formula="of:=SUM([.D8:.D12])" office:value-type="float" office:value="9" calcext:value-type="float">
            <text:p>9</text:p>
          </table:table-cell>
          <table:table-cell table:style-name="ce59" table:formula="of:=SUM([.E8:.E12])" office:value-type="float" office:value="3" calcext:value-type="float">
            <text:p>3</text:p>
          </table:table-cell>
          <table:table-cell table:style-name="ce59" table:formula="of:=SUM([.F8:.F12])" office:value-type="float" office:value="8" calcext:value-type="float">
            <text:p>8</text:p>
          </table:table-cell>
          <table:table-cell table:style-name="ce59" table:formula="of:=SUM([.G8:.G12])" office:value-type="float" office:value="3" calcext:value-type="float">
            <text:p>3</text:p>
          </table:table-cell>
          <table:table-cell table:style-name="ce59" table:formula="of:=SUM([.H8:.H12])" office:value-type="float" office:value="8" calcext:value-type="float">
            <text:p>8</text:p>
          </table:table-cell>
          <table:table-cell table:style-name="ce59" table:formula="of:=SUM([.I8:.I12])" office:value-type="float" office:value="3" calcext:value-type="float">
            <text:p>3</text:p>
          </table:table-cell>
          <table:table-cell table:style-name="ce35" table:formula="of:=AVERAGE([.J8:.J12])" office:value-type="float" office:value="7.6" calcext:value-type="float">
            <text:p>7,6</text:p>
          </table:table-cell>
          <table:table-cell table:style-name="ce46" table:number-columns-repeated="1013"/>
          <table:table-cell/>
        </table:table-row>
        <table:table-row table:style-name="ro1">
          <table:table-cell table:style-name="ce13"/>
          <table:table-cell table:style-name="ce55" office:value-type="string" calcext:value-type="string">
            <office:annotation draw:style-name="gr1" draw:text-style-name="P2" svg:width="2.899cm" svg:height="1.799cm" svg:x="7.805cm" svg:y="1.66cm" draw:caption-point-x="-0.61cm" draw:caption-point-y="1.51cm">
              <dc:creator>NH</dc:creator>
              <dc:date>2022-08-17T00:00:00</dc:date>
              <text:p text:style-name="P1"><text:span text:style-name="T1">3: supports right prompt</text:span></text:p>
            </office:annotation>
            <text:p>Zsh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SUM([.C8:.I8])" office:value-type="float" office:value="18" calcext:value-type="float">
            <text:p>18</text:p>
          </table:table-cell>
          <table:table-cell table:style-name="ce47" table:number-columns-repeated="1010"/>
          <table:table-cell table:style-name="ce13" table:number-columns-repeated="3"/>
          <table:table-cell/>
        </table:table-row>
        <table:table-row table:style-name="ro1">
          <table:table-cell/>
          <table:table-cell table:style-name="ce53" office:value-type="string" calcext:value-type="string">
            <text:p>Bash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9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i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0:.I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ower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1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python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ssentials</text:p>
          </table:table-cell>
          <table:table-cell table:style-name="ce14" office:value-type="string" calcext:value-type="string">
            <text:p>Support</text:p>
          </table:table-cell>
          <table:table-cell table:style-name="ce25" table:formula="of:=SUM([.C14:.C34])" office:value-type="float" office:value="52" calcext:value-type="float">
            <text:p>52</text:p>
          </table:table-cell>
          <table:table-cell table:style-name="ce25" table:formula="of:=SUM([.D14:.D34])" office:value-type="float" office:value="34" calcext:value-type="float">
            <text:p>34</text:p>
          </table:table-cell>
          <table:table-cell table:style-name="ce25" table:formula="of:=SUM([.E14:.E34])" office:value-type="float" office:value="25" calcext:value-type="float">
            <text:p>25</text:p>
          </table:table-cell>
          <table:table-cell table:style-name="ce25" table:formula="of:=SUM([.F14:.F34])" office:value-type="float" office:value="22" calcext:value-type="float">
            <text:p>22</text:p>
          </table:table-cell>
          <table:table-cell table:style-name="ce25" table:formula="of:=SUM([.G14:.G34])" office:value-type="float" office:value="20" calcext:value-type="float">
            <text:p>20</text:p>
          </table:table-cell>
          <table:table-cell table:style-name="ce25" table:formula="of:=SUM([.H14:.H34])" office:value-type="float" office:value="17" calcext:value-type="float">
            <text:p>17</text:p>
          </table:table-cell>
          <table:table-cell table:style-name="ce25" table:formula="of:=SUM([.I14:.I34])" office:value-type="float" office:value="10" calcext:value-type="float">
            <text:p>10</text:p>
          </table:table-cell>
          <table:table-cell table:style-name="ce37" table:formula="of:=AVERAGE([.J14:.J34])" office:value-type="float" office:value="8.57142857142857" calcext:value-type="float">
            <text:p>8,6</text:p>
          </table:table-cell>
          <table:table-cell table:style-name="ce48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1" draw:text-style-name="P4" svg:width="2.899cm" svg:height="1.799cm" svg:x="7.805cm" svg:y="4.37cm" draw:caption-point-x="-0.61cm" draw:caption-point-y="1.51cm">
              <dc:creator>NH</dc:creator>
              <dc:date>2022-08-16T00:00:00</dc:date>
              <text:p text:style-name="P3"><text:span text:style-name="T2">3: highlight VCS, smart shortening</text:span></text:p>
            </office:annotation>
            <text:p>Current path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I14])" office:value-type="float" office:value="17" calcext:value-type="float">
            <text:p>17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4.821cm" draw:caption-point-x="-0.61cm" draw:caption-point-y="1.51cm">
              <dc:creator>NH</dc:creator>
              <dc:date>2022-08-16T00:00:00</dc:date>
              <text:p text:style-name="P3"><text:span text:style-name="T2">3: thresholded</text:span></text:p>
            </office:annotation>
            <text:p>Last runtime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formula="of:=SUM([.C15:.I1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office:annotation draw:style-name="gr1" draw:text-style-name="P4" svg:width="2.899cm" svg:height="1.799cm" svg:x="7.805cm" svg:y="5.273cm" draw:caption-point-x="-0.61cm" draw:caption-point-y="1.51cm">
              <dc:creator>NH</dc:creator>
              <dc:date>2022-08-16T00:00:00</dc:date>
              <text:p text:style-name="P3"><text:span text:style-name="T2">3: allows thresholding</text:span></text:p>
            </office:annotation>
            <text:p>Battery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SUM([.C16:.I1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5.724cm" draw:caption-point-x="-0.61cm" draw:caption-point-y="1.51cm">
              <dc:creator>NH</dc:creator>
              <dc:date>2022-08-16T00:00:00</dc:date>
              <text:p text:style-name="P3"><text:span text:style-name="T2">3: show only if is not the login user</text:span></text:p>
            </office:annotation>
            <text:p>Username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7:.I1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176cm" draw:caption-point-x="-0.61cm" draw:caption-point-y="1.51cm">
              <dc:creator>NH</dc:creator>
              <dc:date>2022-08-16T00:00:00</dc:date>
              <text:p text:style-name="P3"><text:span text:style-name="T2">3: allows pretty hostname, FQDN… Display only if remote.</text:span></text:p>
            </office:annotation>
            <text:p>Hostna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8:.I1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628cm" draw:caption-point-x="-0.61cm" draw:caption-point-y="1.51cm">
              <dc:creator>NH</dc:creator>
              <dc:date>2022-08-17T00:00:00</dc:date>
              <text:p text:style-name="P3"><text:span text:style-name="T2">3: only display if &gt;0, specific icons/names</text:span></text:p>
            </office:annotation>
            <text:p>Exit code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19:.I19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079cm" draw:caption-point-x="-0.61cm" draw:caption-point-y="1.51cm">
              <dc:creator>NH</dc:creator>
              <dc:date>2022-08-16T00:00:00</dc:date>
              <text:p text:style-name="P3"><text:span text:style-name="T2">3: indicate background/detached/sleeping only if &gt;0</text:span></text:p>
            </office:annotation>
            <text:p>Job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SUM([.C20:.I2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531cm" draw:caption-point-x="-0.61cm" draw:caption-point-y="1.51cm">
              <dc:creator>NH</dc:creator>
              <dc:date>2022-08-17T00:00:00</dc:date>
              <text:p text:style-name="P3"><text:span text:style-name="T2">3: can be shortened to a clock emoji</text:span></text:p>
            </office:annotation>
            <text:p>Date/ti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1:.I21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982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Memory Usag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2:.I22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434cm" draw:caption-point-x="-0.61cm" draw:caption-point-y="1.51cm">
              <dc:creator>NH</dc:creator>
              <dc:date>2022-08-16T00:00:00</dc:date>
              <text:p text:style-name="P3"><text:span text:style-name="T2">3: indicate writing rights</text:span></text:p>
            </office:annotation>
            <text:p>FS Permission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3:.I23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885cm" draw:caption-point-x="-0.61cm" draw:caption-point-y="1.51cm">
              <dc:creator>NH</dc:creator>
              <dc:date>2022-08-16T00:00:00</dc:date>
              <text:p text:style-name="P3"><text:span text:style-name="T2">3: colors + thresholds</text:span></text:p>
            </office:annotation>
            <text:p>System Loa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4:.I24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9.337cm" draw:caption-point-x="-0.61cm" draw:caption-point-y="1.51cm">
              <dc:creator>NH</dc:creator>
              <dc:date>2022-08-16T00:00:00</dc:date>
              <text:p text:style-name="P3"><text:span text:style-name="T2">3: random host color</text:span></text:p>
            </office:annotation>
            <text:p>Remote shell (SSH, Telnet, MOSH, etc.)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5:.I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HLV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6:.I2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d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7:.I2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0.692cm" draw:caption-point-x="-0.61cm" draw:caption-point-y="1.51cm">
              <dc:creator>NH</dc:creator>
              <dc:date>2022-08-16T00:00:00</dc:date>
              <text:p text:style-name="P3"><text:span text:style-name="T2">3: number of sessions, session name</text:span></text:p>
            </office:annotation>
            <text:p>Tmux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8:.I2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9:.I2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x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0:.I3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sk usag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1:.I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2.498cm" draw:caption-point-x="-0.61cm" draw:caption-point-y="1.51cm">
              <dc:creator>NH</dc:creator>
              <dc:date>2022-08-16T00:00:00</dc:date>
              <text:p text:style-name="P3"><text:span text:style-name="T2">3: number of sessions</text:span></text:p>
            </office:annotation>
            <text:p>Scree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mperatur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3:.I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mpt switc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4:.I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Version Control</text:p>
          </table:table-cell>
          <table:table-cell table:style-name="ce14" office:value-type="string" calcext:value-type="string">
            <text:p>Support</text:p>
          </table:table-cell>
          <table:table-cell table:style-name="ce27" table:formula="of:=SUM([.C36:.C41])" office:value-type="float" office:value="15" calcext:value-type="float">
            <text:p>15</text:p>
          </table:table-cell>
          <table:table-cell table:style-name="ce27" table:formula="of:=SUM([.D36:.D41])" office:value-type="float" office:value="4" calcext:value-type="float">
            <text:p>4</text:p>
          </table:table-cell>
          <table:table-cell table:style-name="ce27" table:formula="of:=SUM([.E36:.E41])" office:value-type="float" office:value="6" calcext:value-type="float">
            <text:p>6</text:p>
          </table:table-cell>
          <table:table-cell table:style-name="ce27" table:formula="of:=SUM([.F36:.F41])" office:value-type="float" office:value="8" calcext:value-type="float">
            <text:p>8</text:p>
          </table:table-cell>
          <table:table-cell table:style-name="ce27" table:formula="of:=SUM([.G36:.G41])" office:value-type="float" office:value="2" calcext:value-type="float">
            <text:p>2</text:p>
          </table:table-cell>
          <table:table-cell table:style-name="ce27" table:formula="of:=SUM([.H36:.H41])" office:value-type="float" office:value="3" calcext:value-type="float">
            <text:p>3</text:p>
          </table:table-cell>
          <table:table-cell table:style-name="ce27" table:formula="of:=SUM([.I36:.I41])" office:value-type="float" office:value="3" calcext:value-type="float">
            <text:p>3</text:p>
          </table:table-cell>
          <table:table-cell table:style-name="ce37" table:formula="of:=AVERAGE([.J36:.J41])" office:value-type="float" office:value="6.83333333333333" calcext:value-type="float">
            <text:p>6,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Git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9" table:formula="of:=SUM([.C36:.I36])" office:value-type="float" office:value="18" calcext:value-type="float">
            <text:p>18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Mercuri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7:.I3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bversio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38:.I3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azaar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9:.I3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ossi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0:.I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last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1:.I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vironments</text:p>
          </table:table-cell>
          <table:table-cell table:style-name="ce14" office:value-type="string" calcext:value-type="string">
            <text:p>Support</text:p>
          </table:table-cell>
          <table:table-cell table:style-name="ce28" table:formula="of:=SUM([.C43:.C62])" office:value-type="float" office:value="20" calcext:value-type="float">
            <text:p>20</text:p>
          </table:table-cell>
          <table:table-cell table:style-name="ce28" table:formula="of:=SUM([.D43:.D62])" office:value-type="float" office:value="29" calcext:value-type="float">
            <text:p>29</text:p>
          </table:table-cell>
          <table:table-cell table:style-name="ce28" table:formula="of:=SUM([.E43:.E62])" office:value-type="float" office:value="18" calcext:value-type="float">
            <text:p>18</text:p>
          </table:table-cell>
          <table:table-cell table:style-name="ce28" table:formula="of:=SUM([.F43:.F62])" office:value-type="float" office:value="9" calcext:value-type="float">
            <text:p>9</text:p>
          </table:table-cell>
          <table:table-cell table:style-name="ce28" table:formula="of:=SUM([.G43:.G62])" office:value-type="float" office:value="25" calcext:value-type="float">
            <text:p>25</text:p>
          </table:table-cell>
          <table:table-cell table:style-name="ce28" table:formula="of:=SUM([.H43:.H62])" office:value-type="float" office:value="2" calcext:value-type="float">
            <text:p>2</text:p>
          </table:table-cell>
          <table:table-cell table:style-name="ce28" table:formula="of:=SUM([.I43:.I62])" office:value-type="float" office:value="0" calcext:value-type="float">
            <text:p>0</text:p>
          </table:table-cell>
          <table:table-cell table:style-name="ce37" table:formula="of:=AVERAGE([.J43:.J62])" office:value-type="float" office:value="5.15" calcext:value-type="float">
            <text:p>5,2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AW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43:.I43])" office:value-type="float" office:value="13" calcext:value-type="float">
            <text:p>13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Cond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4:.I4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 venv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5:.I4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ubernete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6:.I46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rraform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7:.I4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zur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8:.I4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9:.I4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 contex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50:.I5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x-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1:.I5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tainer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2:.I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 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3:.I5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 v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4:.I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5:.I5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6:.I5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7:.I5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ingularity/Apptain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8:.I5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oftware Collection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59:.I5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0:.I6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olbox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61:.I6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C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2:.I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Support</text:p>
          </table:table-cell>
          <table:table-cell table:style-name="ce29" table:formula="of:=SUM([.C64:.C74])" office:value-type="float" office:value="9" calcext:value-type="float">
            <text:p>9</text:p>
          </table:table-cell>
          <table:table-cell table:style-name="ce29" table:formula="of:=SUM([.D64:.D74])" office:value-type="float" office:value="3" calcext:value-type="float">
            <text:p>3</text:p>
          </table:table-cell>
          <table:table-cell table:style-name="ce29" table:formula="of:=SUM([.E64:.E74])" office:value-type="float" office:value="0" calcext:value-type="float">
            <text:p>0</text:p>
          </table:table-cell>
          <table:table-cell table:style-name="ce29" table:formula="of:=SUM([.F64:.F74])" office:value-type="float" office:value="2" calcext:value-type="float">
            <text:p>2</text:p>
          </table:table-cell>
          <table:table-cell table:style-name="ce29" table:formula="of:=SUM([.G64:.G74])" office:value-type="float" office:value="12" calcext:value-type="float">
            <text:p>12</text:p>
          </table:table-cell>
          <table:table-cell table:style-name="ce29" table:formula="of:=SUM([.H64:.H74])" office:value-type="float" office:value="10" calcext:value-type="float">
            <text:p>10</text:p>
          </table:table-cell>
          <table:table-cell table:style-name="ce29" table:formula="of:=SUM([.I64:.I74])" office:value-type="float" office:value="0" calcext:value-type="float">
            <text:p>0</text:p>
          </table:table-cell>
          <table:table-cell table:style-name="ce37" table:formula="of:=AVERAGE([.J64:.J74])" office:value-type="float" office:value="3.27272727272727" calcext:value-type="float">
            <text:p>3,3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office:annotation draw:style-name="gr1" draw:text-style-name="P4" svg:width="2.899cm" svg:height="1.799cm" svg:x="7.805cm" svg:y="26.948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WiFi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1" table:formula="of:=SUM([.C64:.I64])" office:value-type="float" office:value="6" calcext:value-type="float">
            <text:p>6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27.399cm" draw:caption-point-x="-0.61cm" draw:caption-point-y="1.51cm">
              <dc:creator>NH</dc:creator>
              <dc:date>2022-08-16T00:00:00</dc:date>
              <text:p text:style-name="P3"><text:span text:style-name="T2">3: colors by type, if not loopback</text:span></text:p>
            </office:annotation>
            <text:p>Local I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5:.I65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xtern I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6:.I6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etwork Load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7:.I6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stack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68:.I6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nvironment Variabl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9:.I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itl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0:.I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1:.I7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il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2:.I7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ptim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3:.I7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PN IP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4:.I7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ev context</text:p>
          </table:table-cell>
          <table:table-cell table:style-name="ce14" office:value-type="string" calcext:value-type="string">
            <text:p>Support</text:p>
          </table:table-cell>
          <table:table-cell table:style-name="ce30" table:formula="of:=SUM([.C76:.C128])" office:value-type="float" office:value="0" calcext:value-type="float">
            <text:p>0</text:p>
          </table:table-cell>
          <table:table-cell table:style-name="ce30" table:formula="of:=SUM([.D76:.D128])" office:value-type="float" office:value="125" calcext:value-type="float">
            <text:p>125</text:p>
          </table:table-cell>
          <table:table-cell table:style-name="ce30" table:formula="of:=SUM([.E76:.E128])" office:value-type="float" office:value="51" calcext:value-type="float">
            <text:p>51</text:p>
          </table:table-cell>
          <table:table-cell table:style-name="ce30" table:formula="of:=SUM([.F76:.F128])" office:value-type="float" office:value="57" calcext:value-type="float">
            <text:p>57</text:p>
          </table:table-cell>
          <table:table-cell table:style-name="ce30" table:formula="of:=SUM([.G76:.G128])" office:value-type="float" office:value="21" calcext:value-type="float">
            <text:p>21</text:p>
          </table:table-cell>
          <table:table-cell table:style-name="ce30" table:formula="of:=SUM([.H76:.H128])" office:value-type="float" office:value="0" calcext:value-type="float">
            <text:p>0</text:p>
          </table:table-cell>
          <table:table-cell table:style-name="ce30" table:formula="of:=SUM([.I76:.I128])" office:value-type="float" office:value="0" calcext:value-type="float">
            <text:p>0</text:p>
          </table:table-cell>
          <table:table-cell table:style-name="ce37" table:formula="of:=AVERAGE([.J76:.J128])" office:value-type="float" office:value="4.79245283018868" calcext:value-type="float">
            <text:p>4,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.N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76:.I76])" office:value-type="float" office:value="11" calcext:value-type="float">
            <text:p>11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G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7:.I77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askel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8:.I78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9:.I79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HP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0:.I80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1:.I81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oogle Cloud (gcloud)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2:.I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.js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3:.I83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4:.I8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wif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5:.I85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ak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6:.I8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rysta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7:.I8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r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8:.I8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ixi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89:.I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0:.I9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uli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1:.I9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ackage director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2:.I9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3:.I93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4:.I9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urrent 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5:.I95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lutt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6:.I9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av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7:.I9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ngula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8:.I9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f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99:.I9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0:.I10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1:.I1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DS (SAP CAP)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2:.I1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oud Foundr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3:.I10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BO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4:.I10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5:.I10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e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6:.I10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mber.js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7:.I10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rlan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8:.I10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radl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9:.I10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el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0:.I1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BM clou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1:.I11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otli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2:.I11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3:.I1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ven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4:.I11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5:.I11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C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6:.I11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penS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7:.I11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lumi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8:.I11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reScrip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9:.I11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aku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0:.I1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e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1:.I12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2:.I12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I5 Toolin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23:.I12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4:.I12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agran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5:.I12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Zi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6:.I1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sdf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127:.I12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Xcod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28:.I1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Services</text:p>
          </table:table-cell>
          <table:table-cell table:style-name="ce14" office:value-type="string" calcext:value-type="string">
            <text:p>Support</text:p>
          </table:table-cell>
          <table:table-cell table:style-name="ce31" table:formula="of:=SUM([.C130:.C146])" office:value-type="float" office:value="0" calcext:value-type="float">
            <text:p>0</text:p>
          </table:table-cell>
          <table:table-cell table:style-name="ce31" table:formula="of:=SUM([.D130:.D146])" office:value-type="float" office:value="0" calcext:value-type="float">
            <text:p>0</text:p>
          </table:table-cell>
          <table:table-cell table:style-name="ce31" table:formula="of:=SUM([.E130:.E146])" office:value-type="float" office:value="0" calcext:value-type="float">
            <text:p>0</text:p>
          </table:table-cell>
          <table:table-cell table:style-name="ce31" table:formula="of:=SUM([.F130:.F146])" office:value-type="float" office:value="15" calcext:value-type="float">
            <text:p>15</text:p>
          </table:table-cell>
          <table:table-cell table:style-name="ce31" table:formula="of:=SUM([.G130:.G146])" office:value-type="float" office:value="2" calcext:value-type="float">
            <text:p>2</text:p>
          </table:table-cell>
          <table:table-cell table:style-name="ce31" table:formula="of:=SUM([.H130:.H146])" office:value-type="float" office:value="25" calcext:value-type="float">
            <text:p>25</text:p>
          </table:table-cell>
          <table:table-cell table:style-name="ce31" table:formula="of:=SUM([.I130:.I146])" office:value-type="float" office:value="0" calcext:value-type="float">
            <text:p>0</text:p>
          </table:table-cell>
          <table:table-cell table:style-name="ce37" table:formula="of:=AVERAGE([.J130:.J146])" office:value-type="float" office:value="2.47058823529412" calcext:value-type="float">
            <text:p>2,5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Weathe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SUM([.C130:.I130])" office:value-type="float" office:value="4" calcext:value-type="float">
            <text:p>4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Brewfath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31:.I1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2:.I1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B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3:.I1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une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4:.I1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OCP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5:.I1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PD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6:.I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DIO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7:.I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hythmbox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8:.I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ementin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9:.I13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otif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0:.I14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trava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1:.I1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akatim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2:.I14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ithing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3:.I14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YouTube Mus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4:.I14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askwarrio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5:.I14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do.txt-cli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6:.I146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ompts comparison as of 2022-08'.C6:'Prompts comparison as of 2022-08'.I6 'Prompts comparison as of 2022-08'.C8:'Prompts comparison as of 2022-08'.I12 'Prompts comparison as of 2022-08'.C14:'Prompts comparison as of 2022-08'.I34 'Prompts comparison as of 2022-08'.C36:'Prompts comparison as of 2022-08'.I41 'Prompts comparison as of 2022-08'.C43:'Prompts comparison as of 2022-08'.I62 'Prompts comparison as of 2022-08'.C64:'Prompts comparison as of 2022-08'.I74 'Prompts comparison as of 2022-08'.C76:'Prompts comparison as of 2022-08'.I128 'Prompts comparison as of 2022-08'.C130:'Prompts comparison as of 2022-08'.I146">
            <calcext:condition calcext:apply-style-name="Neutral" calcext:value="=1" calcext:base-cell-address="'Prompts comparison as of 2022-08'.C6"/>
            <calcext:condition calcext:apply-style-name="Average" calcext:value="=2" calcext:base-cell-address="'Prompts comparison as of 2022-08'.C6"/>
            <calcext:condition calcext:apply-style-name="Good" calcext:value="=3" calcext:base-cell-address="'Prompts comparison as of 2022-08'.C6"/>
            <calcext:condition calcext:apply-style-name="Bad" calcext:value="&lt;=0" calcext:base-cell-address="'Prompts comparison as of 2022-08'.C6"/>
          </calcext:conditional-format>
          <calcext:conditional-format calcext:target-range-address="'Prompts comparison as of 2022-08'.C5:'Prompts comparison as of 2022-08'.I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42:'Prompts comparison as of 2022-08'.I42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75:'Prompts comparison as of 2022-08'.I7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:'Prompts comparison as of 2022-08'.I1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35:'Prompts comparison as of 2022-08'.I3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63:'Prompts comparison as of 2022-08'.I6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29:'Prompts comparison as of 2022-08'.I129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J147:'Prompts comparison as of 2022-08'.J1048576 'Prompts comparison as of 2022-08'.J8:'Prompts comparison as of 2022-08'.J12 'Prompts comparison as of 2022-08'.J14:'Prompts comparison as of 2022-08'.J34 'Prompts comparison as of 2022-08'.J43:'Prompts comparison as of 2022-08'.J62 'Prompts comparison as of 2022-08'.J76:'Prompts comparison as of 2022-08'.J128 'Prompts comparison as of 2022-08'.J2:'Prompts comparison as of 2022-08'.J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36:'Prompts comparison as of 2022-08'.J4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64:'Prompts comparison as of 2022-08'.J74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130:'Prompts comparison as of 2022-08'.J14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C7:'Prompts comparison as of 2022-08'.I7">
            <calcext:color-scale>
              <calcext:color-scale-entry calcext:value="0" calcext:type="minimum" calcext:color="#ede7f6"/>
              <calcext:color-scale-entry calcext:value="0" calcext:type="maximum" calcext:color="#673ab7"/>
            </calcext:color-scale>
          </calcext:conditional-format>
        </calcext:conditional-formats>
      </table:table>
      <table:table table:name="Featur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99" office:value-type="string" calcext:value-type="string">
            <text:p>Level</text:p>
          </table:table-cell>
          <table:table-cell table:style-name="ce99" office:value-type="string" calcext:value-type="string">
            <text:p>Description</text:p>
          </table:table-cell>
          <table:table-cell table:style-name="ce99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uppor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feature set but poor ergonomics (e.g. fixed-color tags list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features and ergonomic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Prompts comparison as of 2022-08'.A14:'Prompts comparison as of 2022-08'.AMJ33" table:contains-header="false">
          <table:sort>
            <table:sort-by table:field-number="1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Default" style:family="table-cell">
      <style:table-cell-properties fo:background-color="transparent"/>
      <style:text-properties style:use-window-font-color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1fdc1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ce4e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ne" style:family="table-cell" style:parent-style-name="Default">
      <style:table-cell-properties fo:background-color="transparent"/>
      <style:text-properties fo:color="#a5a5a5"/>
    </style:style>
    <style:style style:name="Average" style:family="table-cell" style:parent-style-name="Status">
      <style:table-cell-properties fo:background-color="#d7daf3"/>
      <style:text-properties fo:color="#28359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30cm" fo:page-height="75.001cm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22:00:41.277293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2-08-16T20:46:23.144830003</meta:creation-date>
    <dc:date>2022-08-23T22:02:12.119640420</dc:date>
    <dc:creator>Noj Han</dc:creator>
    <meta:editing-duration>PT6H53M1S</meta:editing-duration>
    <meta:editing-cycles>71</meta:editing-cycles>
    <meta:generator>LibreOffice/6.4.7.2$Linux_X86_64 LibreOffice_project/40$Build-2</meta:generator>
    <meta:document-statistic meta:table-count="2" meta:cell-count="1323" meta:object-count="0"/>
  </office:meta>
</office:document-meta>
</file>